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/>
    <style:font-face style:name="Microsoft Sans Serif1" svg:font-family="'Microsoft Sans Serif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461cm" fo:margin-right="2.409cm" fo:text-align="center" style:justify-single-word="false"/>
      <style:text-properties style:font-name="Times New Roman1"/>
    </style:style>
    <style:style style:name="P2" style:family="paragraph" style:parent-style-name="Standard" style:master-page-name="">
      <loext:graphic-properties draw:fill="none"/>
      <style:paragraph-properties fo:margin-left="0cm" fo:margin-right="2.2cm" fo:margin-top="0cm" fo:margin-bottom="0cm" style:contextual-spacing="false" fo:line-height="0.365cm" fo:text-align="end" style:justify-single-word="false" fo:orphans="0" fo:widows="0" fo:text-indent="0cm" style:auto-text-indent="false" style:page-number="auto" fo:background-color="transparent" style:writing-mode="lr-tb">
        <style:tab-stops>
          <style:tab-stop style:position="4.71cm" style:type="center"/>
          <style:tab-stop style:position="12.188cm"/>
        </style:tab-stops>
      </style:paragraph-properties>
      <style:text-properties style:font-name="Times New Roman1" officeooo:paragraph-rsid="0013e1fd"/>
    </style:style>
    <style:style style:name="P3" style:family="paragraph" style:parent-style-name="Standard">
      <style:text-properties style:font-name="Times New Roman1" fo:font-size="10pt" style:font-size-asian="10pt"/>
    </style:style>
    <style:style style:name="P4" style:family="paragraph" style:parent-style-name="Standard">
      <style:text-properties style:font-name="Times New Roman1"/>
    </style:style>
    <style:style style:name="P5" style:family="paragraph" style:parent-style-name="Standard">
      <style:paragraph-properties fo:margin-right="1.166cm" fo:text-align="end" style:justify-single-word="false">
        <style:tab-stops>
          <style:tab-stop style:position="4.33cm"/>
          <style:tab-stop style:position="10.94cm"/>
          <style:tab-stop style:position="15.547cm"/>
        </style:tab-stops>
      </style:paragraph-properties>
      <style:text-properties style:font-name="Times New Roman1" fo:font-size="9pt" style:font-size-asian="9pt"/>
    </style:style>
    <style:style style:name="P6" style:family="paragraph" style:parent-style-name="Text_20_body">
      <style:paragraph-properties fo:margin-left="6.151cm" fo:margin-right="6.638cm" fo:margin-top="0.268cm" fo:margin-bottom="0cm" style:contextual-spacing="false" fo:line-height="100%" fo:text-indent="-0.132cm" style:auto-text-indent="false">
        <style:tab-stops>
          <style:tab-stop style:position="9.839cm"/>
          <style:tab-stop style:position="12.136cm"/>
        </style:tab-stops>
      </style:paragraph-properties>
    </style:style>
    <style:style style:name="P7" style:family="paragraph" style:parent-style-name="Text_20_body">
      <style:paragraph-properties fo:margin-right="1.258cm" fo:margin-top="0.002cm" fo:margin-bottom="0cm" style:contextual-spacing="false" fo:line-height="0.549cm">
        <style:tab-stops>
          <style:tab-stop style:position="1.254cm"/>
          <style:tab-stop style:position="5.359cm"/>
        </style:tab-stops>
      </style:paragraph-properties>
    </style:style>
    <style:style style:name="P8" style:family="paragraph" style:parent-style-name="Text_20_body">
      <style:paragraph-properties fo:margin-right="1.277cm" fo:margin-top="0.235cm" fo:margin-bottom="0cm" style:contextual-spacing="false" fo:line-height="0.549cm" fo:text-align="end" style:justify-single-word="false">
        <style:tab-stops>
          <style:tab-stop style:position="10.948cm"/>
          <style:tab-stop style:position="13.667cm"/>
          <style:tab-stop style:position="16.328cm"/>
        </style:tab-stops>
      </style:paragraph-properties>
    </style:style>
    <style:style style:name="P9" style:family="paragraph" style:parent-style-name="Text_20_body">
      <style:paragraph-properties fo:margin-right="1.3cm" fo:margin-top="0.229cm" fo:margin-bottom="0cm" style:contextual-spacing="false" fo:line-height="0.559cm">
        <style:tab-stops>
          <style:tab-stop style:position="0.397cm"/>
          <style:tab-stop style:position="5.359cm"/>
        </style:tab-stops>
      </style:paragraph-properties>
      <style:text-properties officeooo:paragraph-rsid="0013e1fd"/>
    </style:style>
    <style:style style:name="P10" style:family="paragraph" style:parent-style-name="Standard" style:master-page-name="Standard">
      <style:paragraph-properties fo:margin-left="2.459cm" fo:margin-right="2.409cm" fo:margin-top="0.139cm" fo:margin-bottom="0cm" style:contextual-spacing="false" fo:text-align="center" style:justify-single-word="false" style:page-number="auto"/>
    </style:style>
    <style:style style:name="P11" style:family="paragraph" style:parent-style-name="Standard">
      <style:paragraph-properties fo:margin-left="2.464cm" fo:margin-right="2.409cm" fo:margin-top="0.007cm" fo:margin-bottom="0cm" style:contextual-spacing="false" fo:text-align="center" style:justify-single-word="false"/>
    </style:style>
    <style:style style:name="P12" style:family="paragraph" style:parent-style-name="Standard">
      <style:paragraph-properties fo:margin-left="2.466cm" fo:margin-right="2.409cm" fo:margin-top="0.009cm" fo:margin-bottom="0cm" style:contextual-spacing="false" fo:line-height="101%" fo:text-align="center" style:justify-single-word="false"/>
    </style:style>
    <style:style style:name="P13" style:family="paragraph" style:parent-style-name="Standard">
      <style:text-properties fo:font-size="15pt" style:font-size-asian="15pt"/>
    </style:style>
    <style:style style:name="P14" style:family="paragraph" style:parent-style-name="Standard">
      <style:paragraph-properties fo:margin-top="0.012cm" fo:margin-bottom="0cm" style:contextual-spacing="false"/>
      <style:text-properties fo:font-size="13pt" style:font-size-asian="13pt"/>
    </style:style>
    <style:style style:name="P15" style:family="paragraph" style:parent-style-name="Standard">
      <style:text-properties fo:font-size="49pt" style:font-size-asian="49pt"/>
    </style:style>
    <style:style style:name="P16" style:family="paragraph" style:parent-style-name="Standard">
      <style:paragraph-properties fo:margin-top="0.016cm" fo:margin-bottom="0cm" style:contextual-spacing="false"/>
      <style:text-properties fo:font-size="14pt" style:font-size-asian="14pt"/>
    </style:style>
    <style:style style:name="P17" style:family="paragraph" style:parent-style-name="Standard">
      <style:paragraph-properties fo:margin-top="0.016cm" fo:margin-bottom="0cm" style:contextual-spacing="false"/>
      <style:text-properties fo:font-size="14pt" style:font-size-asian="10.5pt" style:font-size-complex="12pt"/>
    </style:style>
    <style:style style:name="P18" style:family="paragraph" style:parent-style-name="Standard">
      <style:paragraph-properties fo:margin-right="2.187cm" fo:line-height="0.356cm" fo:text-align="center" style:justify-single-word="false">
        <style:tab-stops>
          <style:tab-stop style:position="10.105cm"/>
        </style:tab-stops>
      </style:paragraph-properties>
    </style:style>
    <style:style style:name="P19" style:family="paragraph" style:parent-style-name="Standard">
      <style:paragraph-properties fo:margin-right="2.251cm" fo:line-height="0.356cm" fo:text-align="end" style:justify-single-word="false"/>
    </style:style>
    <style:style style:name="P20" style:family="paragraph" style:parent-style-name="Standard">
      <style:paragraph-properties fo:margin-right="1.12cm" fo:text-align="end" style:justify-single-word="false">
        <style:tab-stops>
          <style:tab-stop style:position="4.591cm"/>
        </style:tab-stops>
      </style:paragraph-properties>
    </style:style>
    <style:style style:name="P21" style:family="paragraph" style:parent-style-name="Standard">
      <style:text-properties fo:font-size="10pt" style:font-size-asian="10pt"/>
    </style:style>
    <style:style style:name="P2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23" style:family="paragraph" style:parent-style-name="Standard">
      <style:paragraph-properties fo:margin-top="0.016cm" fo:margin-bottom="0cm" style:contextual-spacing="false"/>
      <style:text-properties fo:font-size="8.5pt" style:font-size-asian="8.5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016cm" fo:margin-bottom="0cm" style:contextual-spacing="false" fo:line-height="150%" fo:text-align="justify" style:justify-single-word="false" fo:orphans="0" fo:widows="0" fo:text-indent="1.499cm" style:auto-text-indent="false" style:page-number="auto" fo:background-color="transparent" style:writing-mode="lr-tb"/>
      <style:text-properties style:font-name="Times New Roman1" fo:font-size="14pt" officeooo:paragraph-rsid="001b4045" style:font-size-asian="10.5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margin-top="0.016cm" fo:margin-bottom="0cm" style:contextual-spacing="false" fo:line-height="150%" fo:text-align="justify" style:justify-single-word="false" fo:orphans="0" fo:widows="0" fo:text-indent="1.499cm" style:auto-text-indent="false" fo:background-color="transparent" style:writing-mode="lr-tb"/>
      <style:text-properties style:font-name="Times New Roman1" fo:font-size="14pt" officeooo:rsid="001c88bb" officeooo:paragraph-rsid="001c88bb" style:font-size-asian="10.5pt" style:font-size-complex="12pt"/>
    </style:style>
    <style:style style:name="P26" style:family="paragraph" style:parent-style-name="Text_20_body">
      <style:paragraph-properties fo:margin-left="2.466cm" fo:margin-right="2.404cm" fo:margin-top="0.007cm" fo:margin-bottom="0cm" style:contextual-spacing="false" fo:text-align="center" style:justify-single-word="false"/>
    </style:style>
    <style:style style:name="P27" style:family="paragraph" style:parent-style-name="Text_20_body">
      <style:paragraph-properties fo:margin-left="1.097cm" fo:margin-right="1.042cm" fo:margin-top="0.009cm" fo:margin-bottom="0cm" style:contextual-spacing="false" fo:text-align="center" style:justify-single-word="false"/>
    </style:style>
    <style:style style:name="P28" style:family="paragraph" style:parent-style-name="Text_20_body">
      <style:paragraph-properties fo:margin-left="2.466cm" fo:margin-right="2.406cm" fo:line-height="0.557cm" fo:text-align="center" style:justify-single-word="false"/>
    </style:style>
    <style:style style:name="P29" style:family="paragraph" style:parent-style-name="Text_20_body">
      <style:paragraph-properties fo:margin-left="1.168cm" fo:margin-right="1.152cm" fo:line-height="260%" fo:text-align="center" style:justify-single-word="false">
        <style:tab-stops>
          <style:tab-stop style:position="5.921cm"/>
          <style:tab-stop style:position="17.623cm"/>
        </style:tab-stops>
      </style:paragraph-properties>
      <style:text-properties officeooo:paragraph-rsid="001c673f"/>
    </style:style>
    <style:style style:name="P30" style:family="paragraph" style:parent-style-name="Text_20_body">
      <style:text-properties fo:font-size="10pt" style:font-size-asian="10pt"/>
    </style:style>
    <style:style style:name="P31" style:family="paragraph" style:parent-style-name="Text_20_body">
      <style:paragraph-properties fo:margin-top="0.002cm" fo:margin-bottom="0cm" style:contextual-spacing="false"/>
    </style:style>
    <style:style style:name="P32" style:family="paragraph" style:parent-style-name="Text_20_body" style:master-page-name="">
      <loext:graphic-properties draw:fill="none"/>
      <style:paragraph-properties fo:margin-left="10.901cm" fo:margin-right="0cm" fo:margin-top="0cm" fo:margin-bottom="0cm" style:contextual-spacing="false" fo:text-align="start" style:justify-single-word="false" fo:orphans="0" fo:widows="0" fo:text-indent="0cm" style:auto-text-indent="false" style:page-number="auto" fo:background-color="transparent" style:writing-mode="lr-tb"/>
    </style:style>
    <style:style style:name="P33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letter-spacing="-0.019cm" style:font-size-asian="12pt" style:font-name-complex="Times New Roman2" style:font-size-complex="12pt"/>
    </style:style>
    <style:style style:name="T3" style:family="text">
      <style:text-properties style:font-name="Times New Roman" fo:font-size="12pt" fo:letter-spacing="-0.016cm" style:font-size-asian="12pt" style:font-name-complex="Times New Roman2" style:font-size-complex="12pt"/>
    </style:style>
    <style:style style:name="T4" style:family="text">
      <style:text-properties style:font-name="Times New Roman" fo:font-size="12pt" fo:letter-spacing="-0.021cm" style:font-size-asian="12pt" style:font-name-complex="Times New Roman2" style:font-size-complex="12pt"/>
    </style:style>
    <style:style style:name="T5" style:family="text">
      <style:text-properties style:font-name="Times New Roman" fo:font-size="12pt" fo:letter-spacing="-0.018cm" style:font-size-asian="12pt" style:font-name-complex="Times New Roman2" style:font-size-complex="12pt"/>
    </style:style>
    <style:style style:name="T6" style:family="text">
      <style:text-properties style:font-name="Times New Roman" fo:font-size="12pt" fo:letter-spacing="-0.002cm" style:font-size-asian="12pt" style:font-name-complex="Times New Roman2" style:font-size-complex="12pt"/>
    </style:style>
    <style:style style:name="T7" style:family="text">
      <style:text-properties style:font-name="Times New Roman" fo:font-size="12pt" fo:letter-spacing="-0.023cm" style:font-size-asian="12pt" style:font-name-complex="Times New Roman2" style:font-size-complex="12pt"/>
    </style:style>
    <style:style style:name="T8" style:family="text">
      <style:text-properties style:font-name="Times New Roman" fo:font-size="12pt" fo:letter-spacing="-0.025cm" style:font-size-asian="12pt" style:font-name-complex="Times New Roman2" style:font-size-complex="12pt"/>
    </style:style>
    <style:style style:name="T9" style:family="text">
      <style:text-properties style:font-name="Times New Roman" fo:font-size="12pt" fo:letter-spacing="-0.097cm" style:font-size-asian="12pt" style:font-name-complex="Times New Roman2" style:font-size-complex="12pt"/>
    </style:style>
    <style:style style:name="T10" style:family="text">
      <style:text-properties style:font-name="Times New Roman" fo:font-size="12pt" fo:letter-spacing="0.002cm" style:font-size-asian="12pt" style:font-name-complex="Times New Roman2" style:font-size-complex="12pt"/>
    </style:style>
    <style:style style:name="T11" style:family="text">
      <style:text-properties style:font-name="Times New Roman" fo:font-size="12pt" fo:letter-spacing="-0.004cm" style:font-size-asian="12pt" style:font-name-complex="Times New Roman2" style:font-size-complex="12pt"/>
    </style:style>
    <style:style style:name="T12" style:family="text">
      <style:text-properties style:font-name="Times New Roman" style:font-name-complex="Times New Roman2"/>
    </style:style>
    <style:style style:name="T13" style:family="text">
      <style:text-properties style:font-name="Times New Roman" fo:letter-spacing="-0.053cm" style:font-name-complex="Times New Roman2"/>
    </style:style>
    <style:style style:name="T14" style:family="text">
      <style:text-properties style:font-name="Times New Roman" fo:font-size="9pt" style:font-size-asian="9pt"/>
    </style:style>
    <style:style style:name="T15" style:family="text">
      <style:text-properties style:font-name="Times New Roman" fo:font-size="9pt" style:font-size-asian="9pt" style:font-name-complex="Times New Roman2"/>
    </style:style>
    <style:style style:name="T16" style:family="text">
      <style:text-properties style:font-name="Times New Roman" fo:font-size="9pt" fo:letter-spacing="-0.004cm" style:font-size-asian="9pt" style:font-name-complex="Times New Roman2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e5e1c" style:font-size-asian="12pt"/>
    </style:style>
    <style:style style:name="T20" style:family="text">
      <style:text-properties fo:font-size="12pt" officeooo:rsid="0020508c" style:font-size-asian="12pt"/>
    </style:style>
    <style:style style:name="T21" style:family="text">
      <style:text-properties fo:font-size="12pt" fo:letter-spacing="-0.016cm" style:font-size-asian="12pt" style:font-size-complex="12pt"/>
    </style:style>
    <style:style style:name="T22" style:family="text">
      <style:text-properties fo:font-size="12pt" fo:letter-spacing="-0.011cm" style:font-size-asian="12pt" style:font-size-complex="12pt"/>
    </style:style>
    <style:style style:name="T23" style:family="text">
      <style:text-properties fo:font-size="12pt" fo:letter-spacing="-0.026cm" style:font-size-asian="12pt" style:font-size-complex="12pt"/>
    </style:style>
    <style:style style:name="T24" style:family="text">
      <style:text-properties fo:font-size="12pt" fo:letter-spacing="-0.025cm" style:font-size-asian="12pt" style:font-size-complex="12pt"/>
    </style:style>
    <style:style style:name="T25" style:family="text">
      <style:text-properties fo:font-size="12pt" fo:letter-spacing="-0.019cm" style:font-size-asian="12pt" style:font-size-complex="12pt"/>
    </style:style>
    <style:style style:name="T26" style:family="text">
      <style:text-properties fo:font-size="12pt" fo:letter-spacing="-0.014cm" style:font-size-asian="12pt" style:font-size-complex="12pt"/>
    </style:style>
    <style:style style:name="T27" style:family="text">
      <style:text-properties fo:font-size="12pt" fo:letter-spacing="-0.004cm" style:font-size-asian="12pt"/>
    </style:style>
    <style:style style:name="T28" style:family="text">
      <style:text-properties fo:font-size="12pt" fo:letter-spacing="-0.005cm" style:font-size-asian="12p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text-scale="95%"/>
    </style:style>
    <style:style style:name="T31" style:family="text">
      <style:text-properties style:text-underline-style="solid" style:text-underline-width="auto" style:text-underline-color="font-color" officeooo:rsid="001c673f"/>
    </style:style>
    <style:style style:name="T32" style:family="text">
      <style:text-properties fo:font-size="15pt" style:font-size-asian="15pt"/>
    </style:style>
    <style:style style:name="T33" style:family="text">
      <style:text-properties fo:font-size="13pt" style:font-size-asian="13pt"/>
    </style:style>
    <style:style style:name="T34" style:family="text">
      <style:text-properties fo:font-size="49pt" style:font-size-asian="49pt"/>
    </style:style>
    <style:style style:name="T35" style:family="text">
      <style:text-properties fo:font-weight="bold" style:font-weight-asian="bold"/>
    </style:style>
    <style:style style:name="T36" style:family="text">
      <style:text-properties fo:letter-spacing="0.002cm" fo:font-weight="bold" style:font-weight-asian="bold"/>
    </style:style>
    <style:style style:name="T37" style:family="text">
      <style:text-properties style:font-name="Microsoft Sans Serif"/>
    </style:style>
    <style:style style:name="T38" style:family="text">
      <style:text-properties fo:color="#1d2125" loext:opacity="100%" style:text-underline-style="solid" style:text-underline-width="auto" style:text-underline-color="font-color" fo:background-color="#ffffff" loext:char-shading-value="0" style:font-size-complex="11.5pt"/>
    </style:style>
    <style:style style:name="T39" style:family="text">
      <style:text-properties fo:color="#1d2125" loext:opacity="100%" style:font-name="Times New Roman1" fo:font-size="14pt" fo:language="ru" fo:country="RU" fo:font-style="normal" style:text-underline-style="solid" style:text-underline-width="auto" style:text-underline-color="font-color" officeooo:rsid="00a8f756" fo:background-color="#ffffff" loext:char-shading-value="0" style:font-size-asian="14pt" style:font-style-asian="normal" style:font-size-complex="14pt" style:font-style-complex="normal"/>
    </style:style>
    <style:style style:name="T40" style:family="text">
      <style:text-properties fo:color="#1d2125" loext:opacity="100%" style:font-name="Times New Roman1" fo:font-size="14pt" fo:language="ru" fo:country="RU" fo:font-style="normal" style:text-underline-style="solid" style:text-underline-width="auto" style:text-underline-color="font-color" officeooo:rsid="00a9ee24" fo:background-color="#ffffff" loext:char-shading-value="0" style:font-size-asian="14pt" style:font-style-asian="normal" style:font-size-complex="14pt" style:font-style-complex="normal"/>
    </style:style>
    <style:style style:name="T41" style:family="text">
      <style:text-properties fo:color="#1d2125" loext:opacity="100%" fo:language="ru" fo:country="RU" fo:font-style="normal" style:text-underline-style="none" fo:background-color="#ffffff" loext:char-shading-value="0" style:font-size-asian="14pt" style:font-style-asian="normal" style:font-size-complex="14pt" style:font-style-complex="normal"/>
    </style:style>
    <style:style style:name="T42" style:family="text">
      <style:text-properties fo:color="#1d2125" loext:opacity="100%" fo:language="ru" fo:country="RU" fo:font-style="normal" style:text-underline-style="none" officeooo:rsid="00a8f756" fo:background-color="#ffffff" loext:char-shading-value="0" style:font-size-asian="14pt" style:font-style-asian="normal" style:font-size-complex="14pt" style:font-style-complex="normal"/>
    </style:style>
    <style:style style:name="T43" style:family="text">
      <style:text-properties fo:color="#1d2125" loext:opacity="100%" fo:language="ru" fo:country="RU" fo:font-style="normal" style:text-underline-style="none" officeooo:rsid="00a9ee24" fo:background-color="#ffffff" loext:char-shading-value="0" style:font-size-asian="14pt" style:font-style-asian="normal" style:font-size-complex="14pt" style:font-style-complex="normal"/>
    </style:style>
    <style:style style:name="T44" style:family="text">
      <style:text-properties fo:color="#1d2125" loext:opacity="100%" fo:language="ru" fo:country="RU" fo:font-style="normal" style:text-underline-style="none" officeooo:rsid="001b4045" fo:background-color="#ffffff" loext:char-shading-value="0" style:font-size-asian="14pt" style:font-style-asian="normal" style:font-size-complex="14pt" style:font-style-complex="normal"/>
    </style:style>
    <style:style style:name="T45" style:family="text">
      <style:text-properties fo:color="#1d2125" loext:opacity="100%" fo:language="ru" fo:country="RU" fo:font-style="normal" style:text-underline-style="solid" style:text-underline-width="auto" style:text-underline-color="font-color" officeooo:rsid="00a9ee24" fo:background-color="#ffffff" loext:char-shading-value="0" style:font-size-asian="14pt" style:font-style-asian="normal" style:font-size-complex="14pt" style:font-style-complex="normal"/>
    </style:style>
    <style:style style:name="T46" style:family="text">
      <style:text-properties fo:font-size="14pt" style:font-size-asian="14pt"/>
    </style:style>
    <style:style style:name="T47" style:family="text">
      <style:text-properties fo:font-size="10pt" style:font-size-asian="10pt"/>
    </style:style>
    <style:style style:name="T48" style:family="text">
      <style:text-properties fo:font-size="9pt" style:font-size-asian="9pt"/>
    </style:style>
    <style:style style:name="T49" style:family="text">
      <style:text-properties fo:font-size="9pt" style:text-underline-style="solid" style:text-underline-width="auto" style:text-underline-color="font-color" style:font-size-asian="9pt"/>
    </style:style>
    <style:style style:name="T50" style:family="text">
      <style:text-properties fo:font-size="9pt" style:text-underline-style="solid" style:text-underline-width="auto" style:text-underline-color="font-color" officeooo:rsid="001ab4ef" style:font-size-asian="9pt"/>
    </style:style>
    <style:style style:name="T51" style:family="text">
      <style:text-properties fo:font-size="9pt" fo:letter-spacing="-0.002cm" style:font-size-asian="9pt"/>
    </style:style>
    <style:style style:name="T52" style:family="text">
      <style:text-properties fo:letter-spacing="-0.014cm" fo:font-weight="bold" style:font-weight-asian="bold"/>
    </style:style>
    <style:style style:name="T53" style:family="text">
      <style:text-properties fo:font-size="8.5pt" style:font-size-asian="8.5pt"/>
    </style:style>
    <style:style style:name="T54" style:family="text">
      <style:text-properties fo:font-size="8.5pt" style:text-underline-style="solid" style:text-underline-width="auto" style:text-underline-color="font-color" style:font-size-asian="8.5pt"/>
    </style:style>
    <style:style style:name="T55" style:family="text">
      <style:text-properties fo:font-size="8.5pt" style:text-underline-style="solid" style:text-underline-width="auto" style:text-underline-color="font-color" officeooo:rsid="001ab4ef" style:font-size-asian="8.5pt"/>
    </style:style>
    <style:style style:name="T56" style:family="text">
      <style:text-properties style:text-underline-style="none"/>
    </style:style>
    <style:style style:name="T57" style:family="text">
      <style:text-properties style:font-name="Times New Roman1"/>
    </style:style>
    <style:style style:name="T58" style:family="text">
      <style:text-properties style:font-name="Times New Roman1" style:text-underline-style="solid" style:text-underline-width="auto" style:text-underline-color="font-color"/>
    </style:style>
    <style:style style:name="T59" style:family="text">
      <style:text-properties style:font-name="Times New Roman1" style:text-underline-style="solid" style:text-underline-width="auto" style:text-underline-color="font-color" officeooo:rsid="001c673f"/>
    </style:style>
    <style:style style:name="T60" style:family="text">
      <style:text-properties style:font-name="Times New Roman1" style:text-underline-style="solid" style:text-underline-width="auto" style:text-underline-color="font-color" officeooo:rsid="001c88bb"/>
    </style:style>
    <style:style style:name="T61" style:family="text">
      <style:text-properties style:font-name="Times New Roman1" fo:font-size="9pt" style:font-size-asian="9pt"/>
    </style:style>
    <style:style style:name="T62" style:family="text">
      <style:text-properties style:font-name="Times New Roman1" style:text-underline-style="none" officeooo:rsid="001c88bb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1cm" svg:stroke-color="#000000" draw:stroke-linejoin="round" svg:stroke-linecap="butt" draw:fill="none" loext:fill-use-slide-background="false" draw:textarea-horizontal-align="center" draw:textarea-vertical-align="top" draw:auto-grow-height="false" fo:padding-top="0.035cm" fo:padding-bottom="0.035cm" fo:padding-left="0.035cm" fo:padding-right="0.035cm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" loext:marker-style-name="T1"><draw:rect text:anchor-type="char" draw:z-index="0" draw:name="Фигура1" draw:style-name="gr1" draw:text-style-name="P33" svg:width="18.375cm" svg:height="26.701cm" svg:x="0.092cm" svg:y="-0.129cm"><text:p/></draw:rect><text:span text:style-name="T1">Министерство</text:span><text:span text:style-name="T2"> </text:span><text:span text:style-name="T1">образования</text:span><text:span text:style-name="T2"> </text:span><text:span text:style-name="T1">и</text:span><text:span text:style-name="T3"> </text:span><text:span text:style-name="T1">науки</text:span><text:span text:style-name="T4"> </text:span><text:span text:style-name="T1">Российской</text:span><text:span text:style-name="T5"> </text:span><text:span text:style-name="T1">Федерации</text:span></text:p>
        <text:p text:style-name="P26" loext:marker-style-name="T18"><text:span text:style-name="T18">Муромский</text:span><text:span text:style-name="T21"> </text:span><text:span text:style-name="T18">институт</text:span><text:span text:style-name="T22"> </text:span><text:span text:style-name="T18">(филиал)</text:span></text:p>
        <text:p text:style-name="P12" loext:marker-style-name="T1"><text:span text:style-name="T6">федерального</text:span><text:span text:style-name="T7"> </text:span><text:span text:style-name="T1">государственного</text:span><text:span text:style-name="T7"> </text:span><text:span text:style-name="T1">бюджетного</text:span><text:span text:style-name="T8"> </text:span><text:span text:style-name="T1">образовательного</text:span><text:span text:style-name="T4"> </text:span><text:span text:style-name="T1">учреждения</text:span><text:span text:style-name="T9"> </text:span><text:span text:style-name="T1">высшего профессионального</text:span><text:span text:style-name="T10"> </text:span><text:span text:style-name="T1">образования</text:span></text:p>
        <text:p text:style-name="P28" loext:marker-style-name="T18"><text:span text:style-name="T18">«Владимирский</text:span><text:span text:style-name="T23"> </text:span><text:span text:style-name="T18">государственный</text:span><text:span text:style-name="T24"> </text:span><text:span text:style-name="T18">университет</text:span></text:p>
        <text:p text:style-name="P27" loext:marker-style-name="T18"><text:span text:style-name="T18">имени</text:span><text:span text:style-name="T21"> </text:span><text:span text:style-name="T18">Александра</text:span><text:span text:style-name="T25"> </text:span><text:span text:style-name="T18">Григорьевича</text:span><text:span text:style-name="T25"> </text:span><text:span text:style-name="T18">и</text:span><text:span text:style-name="T21"> </text:span><text:span text:style-name="T18">Николая</text:span><text:span text:style-name="T21"> </text:span><text:span text:style-name="T18">Григорьевича</text:span><text:span text:style-name="T26"> </text:span><text:span text:style-name="T18">Столетовых»</text:span></text:p>
        <text:p text:style-name="P11" loext:marker-style-name="T1"><text:span text:style-name="T1">(МИ</text:span><text:span text:style-name="T11"> </text:span><text:span text:style-name="T1">(филиал)</text:span><text:span text:style-name="T10"> </text:span><text:span text:style-name="T1">ВлГУ)</text:span></text:p>
        <text:p text:style-name="Standard"/>
        <text:p text:style-name="Standard"/>
        <text:p text:style-name="P6">Факультет<text:span text:style-name="T29"><text:tab/>ИТР<text:tab/></text:span> Кафедра<text:span text:style-name="T29"><text:tab/>ФПМ<text:tab/></text:span></text:p>
        <text:p text:style-name="P13" loext:marker-style-name="T32"/>
        <text:p text:style-name="P13" loext:marker-style-name="T32"/>
        <text:p text:style-name="P14" loext:marker-style-name="T33"/>
        <text:p text:style-name="Title" loext:marker-style-name="T12"><text:span text:style-name="T12">КУРСОВАЯ</text:span><text:span text:style-name="T13"> </text:span><text:span text:style-name="T12">РАБОТА</text:span></text:p>
        <text:p text:style-name="P15" loext:marker-style-name="T34"/>
        <text:p text:style-name="P29" loext:marker-style-name="T38"><text:span text:style-name="T35">По</text:span><text:span text:style-name="T36"> </text:span><text:span text:style-name="T35">дисциплине</text:span><text:span text:style-name="T29"><text:tab/> <text:s text:c="17"/></text:span><text:span text:style-name="T31">Базы данных</text:span><text:span text:style-name="T29"><text:tab/></text:span><text:span text:style-name="T37"> </text:span><text:span text:style-name="T35">Тема</text:span> <text:span text:style-name="T38"><text:s/></text:span><text:span text:style-name="T40"><text:s/>Разработка автоматизированной системы сбора канальных матриц для обучения модели нейронной сети</text:span></text:p>
        <text:p text:style-name="P32" loext:marker-style-name="T35"><text:span text:style-name="T37"><text:s text:c="9"/></text:span><text:span text:style-name="T35">Руководитель</text:span></text:p>
        <text:p text:style-name="P16" loext:marker-style-name="T46"/>
        <text:p text:style-name="P7"><text:tab/><text:span text:style-name="T30"> <text:s text:c="26"/></text:span><text:bookmark text:name="_GoBack"/><text:tab/> <text:s text:c="44"/><text:span text:style-name="T29"><text:s text:c="9"/></text:span><text:span text:style-name="T31">Колпаков А.А.</text:span><text:span text:style-name="T29"> <text:s/></text:span><text:span text:style-name="T31">________</text:span><text:span text:style-name="T29"> <text:s text:c="22"/></text:span></text:p>
        <text:p text:style-name="P18" loext:marker-style-name="T15"><text:span text:style-name="T15"><text:s text:c="16"/>(оценка)</text:span><text:span text:style-name="T14"><text:tab/> <text:s text:c="42"/></text:span><text:span text:style-name="T15">(фамилия,</text:span><text:span text:style-name="T16"> </text:span><text:span text:style-name="T15">инициалы)</text:span></text:p>
        <text:p text:style-name="P30" loext:marker-style-name="T47"/>
        <text:p text:style-name="P31" loext:marker-style-name="T49"><text:span text:style-name="T48"><text:s text:c="137"/></text:span><text:span text:style-name="T49"><text:s text:c="17"/></text:span><text:span text:style-name="T50">__________________________________</text:span><text:span text:style-name="T49"> <text:s text:c="67"/></text:span></text:p>
        <text:p text:style-name="P20" loext:marker-style-name="T14"><text:span text:style-name="T14">(</text:span><text:span text:style-name="T61">подпись)<text:tab/>(дата)</text:span></text:p>
        <text:p text:style-name="P8"><text:span text:style-name="T35">Члены</text:span><text:span text:style-name="T52"> </text:span><text:span text:style-name="T35">комиссии:</text:span><text:tab/><text:span text:style-name="T35">Студент</text:span><text:span text:style-name="T29"><text:tab/>ПМИ-122<text:tab/></text:span></text:p>
        <text:p text:style-name="P19" loext:marker-style-name="T14"><text:span text:style-name="T14">(группа)</text:span><text:span text:style-name="T14"/></text:p>
        <text:p text:style-name="P9"><text:s text:c="7"/><text:span text:style-name="T57"><text:s text:c="3"/></text:span><text:span text:style-name="T58"><text:s text:c="42"/></text:span><text:span text:style-name="T57"><text:s text:c="42"/></text:span><text:span text:style-name="T58"><text:s text:c="4"/></text:span><text:span text:style-name="T59">Ежков Д.А.</text:span><text:span text:style-name="T62">___________</text:span></text:p>
        <text:p text:style-name="P2"><text:span text:style-name="T48">(подпись)<text:tab/>(Ф.И.О.)<text:tab/>(фамилия,</text:span><text:span text:style-name="T51"> </text:span><text:span text:style-name="T48">инициалы)</text:span></text:p>
        <text:p text:style-name="P3"/>
        <text:p text:style-name="P3"><text:s/></text:p>
        <text:p text:style-name="P4"><text:span text:style-name="T53"><text:s text:c="15"/></text:span><text:span text:style-name="T54"><text:s text:c="2"/></text:span><text:span text:style-name="T55">____________________________________</text:span><text:span text:style-name="T53"> <text:s text:c="56"/></text:span><text:span text:style-name="T54"><text:s text:c="15"/></text:span><text:span text:style-name="T55">_____________________________________</text:span><text:span text:style-name="T54"> <text:s text:c="59"/></text:span></text:p>
        <text:p text:style-name="P5"><text:s text:c="2"/>(подпись)<text:tab/>(Ф.И.О.)<text:tab/>(подпись)<text:tab/>(дата)</text:p>
        <text:p text:style-name="P21" loext:marker-style-name="T47"/>
        <text:p text:style-name="P21" loext:marker-style-name="T47"/>
        <text:p text:style-name="P1"><text:span text:style-name="T17"/></text:p>
        <text:p text:style-name="P1"><text:span text:style-name="T17"/></text:p>
        <text:p text:style-name="P1"><text:span text:style-name="T17">Муром</text:span><text:span text:style-name="T27"> </text:span><text:span text:style-name="T17">202</text:span><text:span text:style-name="T20">4</text:span><text:span text:style-name="T28"> </text:span><text:span text:style-name="T17">г.</text:span></text:p>
        <text:p text:style-name="P22" loext:marker-style-name="T47"/>
        <text:p text:style-name="P23" loext:marker-style-name="T33"/>
        <text:p text:style-name="P23" loext:marker-style-name="T33"/>
        <text:p text:style-name="P23" loext:marker-style-name="T33"><text:soft-page-break/></text:p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23" loext:marker-style-name="T33"/>
        <text:p text:style-name="P17" loext:marker-style-name="T33"/>
        <text:p text:style-name="P24"><text:span text:style-name="T44"/></text:p>
        <text:p text:style-name="P25"><text:span text:style-name="T44">В </text:span><text:span text:style-name="T41">данной работе отражена разработка структуры базы данных и приложения для </text:span><text:span text:style-name="T43">автоматизированной системы сбора канальных матриц для обучения модели нейронной сети </text:span><text:span text:style-name="T41">с использованием языка программирования C++, движка базы данных SQLite и графической библиотеки Gtkmm-4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/>
    <style:font-face style:name="Microsoft Sans Serif1" svg:font-family="'Microsoft Sans Serif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Microsoft Sans Serif" fo:font-family="'Microsoft Sans Serif'" style:font-family-generic="roman" fo:language="ru" fo:country="RU" style:font-name-asian="Microsoft Sans Serif1" style:font-family-asian="'Microsoft Sans Serif'" style:font-family-generic-asian="system" style:font-pitch-asian="variable" style:font-name-complex="Microsoft Sans Serif1" style:font-family-complex="'Microsoft Sans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left="1.083cm" fo:margin-right="1.042cm" fo:text-align="center" style:justify-single-word="false"/>
      <style:text-properties fo:font-size="46pt" style:font-size-asian="46pt" style:font-size-complex="46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Microsoft Sans Serif" fo:font-family="'Microsoft Sans Serif'" style:font-family-generic="roman" fo:font-size="14pt" fo:letter-spacing="-0.002cm" fo:language="ru" fo:country="RU" style:font-name-asian="Microsoft Sans Serif1" style:font-family-asian="'Microsoft Sans Serif'" style:font-family-generic-asian="system" style:font-pitch-asian="variable" style:font-size-asian="14pt" style:language-asian="en" style:country-asian="US" style:font-name-complex="Microsoft Sans Serif1" style:font-family-complex="'Microsoft Sans Serif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/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54cm" fo:margin-left="1cm"/>
        </style:list-level-properties>
      </text:list-level-style-number>
      <text:list-level-style-number text:level="2" text:style-name="ListLabel_20_2" loext:num-list-format="%2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965cm" fo:margin-left="2.46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965cm" fo:margin-left="4.43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965cm" fo:margin-left="6.40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965cm" fo:margin-left="8.37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965cm" fo:margin-left="10.34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965cm" fo:margin-left="12.3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965cm" fo:margin-left="14.27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52cm" fo:margin-bottom="0.494cm" fo:margin-left="1.834cm" fo:margin-right="0.3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0.494cm" fo:margin-left="1.834cm" fo:margin-right="0.388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ей</meta:initial-creator>
    <meta:editing-cycles>16</meta:editing-cycles>
    <meta:creation-date>2023-12-28T21:19:00</meta:creation-date>
    <dc:date>2025-01-09T13:33:04.359910723</dc:date>
    <meta:editing-duration>P1DT13H2M</meta:editing-duration>
    <meta:generator>LibreOffice/24.2.7.2$Linux_X86_64 LibreOffice_project/420$Build-2</meta:generator>
    <meta:print-date>2025-01-09T13:32:47.836784065</meta:print-date>
    <meta:printed-by>Файлы PDF</meta:printed-by>
    <meta:document-statistic meta:table-count="0" meta:image-count="0" meta:object-count="0" meta:page-count="2" meta:paragraph-count="23" meta:word-count="116" meta:character-count="1740" meta:non-whitespace-character-count="976"/>
    <meta:user-defined meta:name="AppVersion">16.0000</meta:user-defined>
    <meta:user-defined meta:name="Created" meta:value-type="date">2023-12-25T00:00:00</meta:user-defined>
    <meta:user-defined meta:name="Creator">Microsoft® Word 2016</meta:user-defined>
    <meta:user-defined meta:name="LastSaved" meta:value-type="date">2023-12-27T00:00:00</meta:user-defined>
    <meta:template xlink:type="simple" xlink:actuate="onRequest" xlink:title="Normal.dotm" xlink:href=""/>
  </office:meta>
</office:document-meta>
</file>